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style:paragraph-properties fo:margin-left="0cm" fo:margin-right="0cm" fo:line-height="100%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<text:span text:style-name="T1">Puppet Intermediate</text:span></text:p>
            <text:p><text:span text:style-name="T1">Mark Veltzer</text:span></text:p>
            <text:p><text:span text:style-name="T2">&lt;mark.veltzer@gmail.com&gt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Installing puppet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Installing on Ubuntu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Recent Ubuntu releases have puppet in their repositories</text:p>
              </text:list-item>
              <text:list-item>
                <text:p>To install the client use:</text:p>
                <text:list>
                  <text:list-item>
                    <text:p text:style-name="P3">shell: sudo apt install puppet</text:p>
                  </text:list-item>
                </text:list>
              </text:list-item>
              <text:list-item>
                <text:p text:style-name="P4">To install the master use:</text:p>
                <text:list>
                  <text:list-item>
                    <text:p text:style-name="P4">shell: sudo apt install puppetmas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e" style:country-complex="IL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#729fcf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Hebrew" style:font-family-complex="'Noto Sans Hebrew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Hebrew" style:font-family-complex="'Noto Sans Hebrew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Hebrew" style:font-family-complex="'Noto Sans Hebrew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Hebrew" style:font-family-complex="'Noto Sans Hebrew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Hebrew" style:font-family-complex="'Noto Sans Hebrew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7T21:22:54.629244645</meta:creation-date>
    <dc:date>2020-10-18T03:01:06.599360997</dc:date>
    <meta:editing-duration>PT14M5S</meta:editing-duration>
    <meta:editing-cycles>3</meta:editing-cycles>
    <meta:generator>LibreOffice/6.4.6.2$Linux_X86_64 LibreOffice_project/40$Build-2</meta:generator>
    <meta:document-statistic meta:object-count="31"/>
  </office:meta>
</office:document-meta>
</file>